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635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44">
      <style:table-cell-properties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2">
          <table:table-cell office:value-type="string">
            <text:p>dopcpe120_01</text:p>
          </table:table-cell>
          <table:table-cell office:value-type="float" office:value="5.5010783158">
            <text:p>5.5010783158</text:p>
          </table:table-cell>
          <table:table-cell office:value-type="float" office:value="20">
            <text:p>20</text:p>
          </table:table-cell>
          <table:table-cell office:value-type="string">
            <text:p>53 529 829 290 600</text:p>
          </table:table-cell>
          <table:table-cell table:style-name="ce2" office:value-type="float" office:value="0.00000000000066895">
            <text:p>6.6895E-013</text:p>
          </table:table-cell>
          <table:table-cell table:style-name="ce2" office:value-type="float" office:value="4826000000000">
            <text:p>4826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2126965398">
            <text:p>64.2126965398</text:p>
          </table:table-cell>
          <table:table-cell office:value-type="float" office:value="0">
            <text:p>0</text:p>
          </table:table-cell>
          <table:table-cell table:style-name="ce2" office:value-type="float" office:value="57.9832411168">
            <text:p>57.9832411168</text:p>
          </table:table-cell>
          <table:table-cell table:style-name="ce2" office:value-type="float" office:value="0.0908049086516">
            <text:p>0.0908049087</text:p>
          </table:table-cell>
          <table:table-cell table:style-name="ce2" office:value-type="float" office:value="61.0185256038">
            <text:p>61.01852560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12071713894">
            <text:p>2.12071713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20_02</text:p>
          </table:table-cell>
          <table:table-cell office:value-type="float" office:value="4.74180903192">
            <text:p>4.7418090319</text:p>
          </table:table-cell>
          <table:table-cell office:value-type="float" office:value="20">
            <text:p>20</text:p>
          </table:table-cell>
          <table:table-cell office:value-type="string">
            <text:p>53 529 829 290 600</text:p>
          </table:table-cell>
          <table:table-cell table:style-name="ce2" office:value-type="float" office:value="0.00000000000064142">
            <text:p>6.4142E-013</text:p>
          </table:table-cell>
          <table:table-cell table:style-name="ce2" office:value-type="float" office:value="4916000000000">
            <text:p>4916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3.7783395231">
            <text:p>63.7783395231</text:p>
          </table:table-cell>
          <table:table-cell office:value-type="float" office:value="0">
            <text:p>0</text:p>
          </table:table-cell>
          <table:table-cell table:style-name="ce2" office:value-type="float" office:value="56.6346452247">
            <text:p>56.6346452247</text:p>
          </table:table-cell>
          <table:table-cell table:style-name="ce2" office:value-type="float" office:value="0.0931302746776">
            <text:p>0.0931302747</text:p>
          </table:table-cell>
          <table:table-cell table:style-name="ce2" office:value-type="float" office:value="60.1004275653">
            <text:p>60.10042756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12071713894">
            <text:p>2.12071713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22_01</text:p>
          </table:table-cell>
          <table:table-cell office:value-type="float" office:value="5.62196700254">
            <text:p>5.6219670025</text:p>
          </table:table-cell>
          <table:table-cell office:value-type="float" office:value="20">
            <text:p>20</text:p>
          </table:table-cell>
          <table:table-cell office:value-type="string">
            <text:p>53 529 829 290 600</text:p>
          </table:table-cell>
          <table:table-cell table:style-name="ce2" office:value-type="float" office:value="0.00000000000054204">
            <text:p>5.4204E-013</text:p>
          </table:table-cell>
          <table:table-cell table:style-name="ce2" office:value-type="float" office:value="3476000000000">
            <text:p>3476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35657837">
            <text:p>65.35657837</text:p>
          </table:table-cell>
          <table:table-cell office:value-type="float" office:value="0">
            <text:p>0</text:p>
          </table:table-cell>
          <table:table-cell table:style-name="ce2" office:value-type="float" office:value="60.4230094468">
            <text:p>60.4230094468</text:p>
          </table:table-cell>
          <table:table-cell table:style-name="ce2" office:value-type="float" office:value="0.114736656686">
            <text:p>0.1147366567</text:p>
          </table:table-cell>
          <table:table-cell table:style-name="ce2" office:value-type="float" office:value="62.8414072027">
            <text:p>62.84140720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12878576745">
            <text:p>2.128785767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22_02</text:p>
          </table:table-cell>
          <table:table-cell office:value-type="float" office:value="4.55469099589">
            <text:p>4.5546909959</text:p>
          </table:table-cell>
          <table:table-cell office:value-type="float" office:value="20">
            <text:p>20</text:p>
          </table:table-cell>
          <table:table-cell office:value-type="string">
            <text:p>53 529 829 290 600</text:p>
          </table:table-cell>
          <table:table-cell table:style-name="ce2" office:value-type="float" office:value="0.00000000000051883">
            <text:p>5.1883E-013</text:p>
          </table:table-cell>
          <table:table-cell table:style-name="ce2" office:value-type="float" office:value="3478000000000">
            <text:p>3478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424521796">
            <text:p>64.424521796</text:p>
          </table:table-cell>
          <table:table-cell office:value-type="float" office:value="0">
            <text:p>0</text:p>
          </table:table-cell>
          <table:table-cell table:style-name="ce2" office:value-type="float" office:value="59.9477889155">
            <text:p>59.9477889155</text:p>
          </table:table-cell>
          <table:table-cell table:style-name="ce2" office:value-type="float" office:value="0.120648467177">
            <text:p>0.1206484672</text:p>
          </table:table-cell>
          <table:table-cell table:style-name="ce2" office:value-type="float" office:value="62.1458472224">
            <text:p>62.14584722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12878576745">
            <text:p>2.128785767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3" office:value-type="string">
            <text:p>72to1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2">
          <table:table-cell office:value-type="string">
            <text:p>dopcpe243_01</text:p>
          </table:table-cell>
          <table:table-cell office:value-type="float" office:value="5.90890062394">
            <text:p>5.9089006239</text:p>
          </table:table-cell>
          <table:table-cell office:value-type="float" office:value="20">
            <text:p>20</text:p>
          </table:table-cell>
          <table:table-cell office:value-type="string">
            <text:p>43 529 829 290 600</text:p>
          </table:table-cell>
          <table:table-cell table:style-name="ce2" office:value-type="float" office:value="0.00000000000070646">
            <text:p>7.0646E-013</text:p>
          </table:table-cell>
          <table:table-cell table:style-name="ce2" office:value-type="float" office:value="8462000000000">
            <text:p>8462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3.9854438299">
            <text:p>63.9854438299</text:p>
          </table:table-cell>
          <table:table-cell office:value-type="float" office:value="0">
            <text:p>0</text:p>
          </table:table-cell>
          <table:table-cell table:style-name="ce2" office:value-type="float" office:value="45.1569863448">
            <text:p>45.1569863448</text:p>
          </table:table-cell>
          <table:table-cell table:style-name="ce2" office:value-type="float" office:value="0.0672011465063">
            <text:p>0.0672011465</text:p>
          </table:table-cell>
          <table:table-cell table:style-name="ce2" office:value-type="float" office:value="53.7530262782">
            <text:p>53.75302627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349795981">
            <text:p>2.03497959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243_02</text:p>
          </table:table-cell>
          <table:table-cell office:value-type="float" office:value="4.97208345744">
            <text:p>4.9720834574</text:p>
          </table:table-cell>
          <table:table-cell office:value-type="float" office:value="20">
            <text:p>20</text:p>
          </table:table-cell>
          <table:table-cell office:value-type="string">
            <text:p>43 529 829 290 600</text:p>
          </table:table-cell>
          <table:table-cell table:style-name="ce2" office:value-type="float" office:value="0.00000000000066801">
            <text:p>6.6801E-013</text:p>
          </table:table-cell>
          <table:table-cell table:style-name="ce2" office:value-type="float" office:value="9141000000000">
            <text:p>9141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3.635601567">
            <text:p>63.635601567</text:p>
          </table:table-cell>
          <table:table-cell office:value-type="float" office:value="0">
            <text:p>0</text:p>
          </table:table-cell>
          <table:table-cell table:style-name="ce2" office:value-type="float" office:value="42.4807727986">
            <text:p>42.4807727986</text:p>
          </table:table-cell>
          <table:table-cell table:style-name="ce2" office:value-type="float" office:value="0.067225188634">
            <text:p>0.0672251886</text:p>
          </table:table-cell>
          <table:table-cell table:style-name="ce2" office:value-type="float" office:value="51.9931674886">
            <text:p>51.99316748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349795981">
            <text:p>2.03497959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244_01</text:p>
          </table:table-cell>
          <table:table-cell office:value-type="float" office:value="7.2962492257">
            <text:p>7.2962492257</text:p>
          </table:table-cell>
          <table:table-cell office:value-type="float" office:value="20">
            <text:p>20</text:p>
          </table:table-cell>
          <table:table-cell office:value-type="string">
            <text:p>48 529 829 290 600</text:p>
          </table:table-cell>
          <table:table-cell table:style-name="ce2" office:value-type="float" office:value="0.00000000000069108">
            <text:p>6.9108E-013</text:p>
          </table:table-cell>
          <table:table-cell table:style-name="ce2" office:value-type="float" office:value="6914000000000">
            <text:p>6914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5960524986">
            <text:p>64.5960524986</text:p>
          </table:table-cell>
          <table:table-cell office:value-type="float" office:value="0">
            <text:p>0</text:p>
          </table:table-cell>
          <table:table-cell table:style-name="ce2" office:value-type="float" office:value="48.9445307144">
            <text:p>48.9445307144</text:p>
          </table:table-cell>
          <table:table-cell table:style-name="ce2" office:value-type="float" office:value="0.0737552363425">
            <text:p>0.0737552363</text:p>
          </table:table-cell>
          <table:table-cell table:style-name="ce2" office:value-type="float" office:value="56.228336277">
            <text:p>56.2283362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5894678947">
            <text:p>2.05894678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244_02</text:p>
          </table:table-cell>
          <table:table-cell office:value-type="float" office:value="5.12616815713">
            <text:p>5.1261681571</text:p>
          </table:table-cell>
          <table:table-cell office:value-type="float" office:value="20">
            <text:p>20</text:p>
          </table:table-cell>
          <table:table-cell office:value-type="string">
            <text:p>48 529 829 290 600</text:p>
          </table:table-cell>
          <table:table-cell table:style-name="ce2" office:value-type="float" office:value="0.0000000000006332">
            <text:p>6.332E-013</text:p>
          </table:table-cell>
          <table:table-cell table:style-name="ce2" office:value-type="float" office:value="7788000000000">
            <text:p>7788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3.9968078333">
            <text:p>63.9968078333</text:p>
          </table:table-cell>
          <table:table-cell office:value-type="float" office:value="0">
            <text:p>0</text:p>
          </table:table-cell>
          <table:table-cell table:style-name="ce2" office:value-type="float" office:value="44.5562704454">
            <text:p>44.5562704454</text:p>
          </table:table-cell>
          <table:table-cell table:style-name="ce2" office:value-type="float" office:value="0.0739655894113">
            <text:p>0.0739655894</text:p>
          </table:table-cell>
          <table:table-cell table:style-name="ce2" office:value-type="float" office:value="53.399051756">
            <text:p>53.3990517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5894678947">
            <text:p>2.05894678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2">
          <table:table-cell office:value-type="string">
            <text:p>39to1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2">
          <table:table-cell office:value-type="string">
            <text:p>dopcpe146_01</text:p>
          </table:table-cell>
          <table:table-cell office:value-type="float" office:value="3.9373914801">
            <text:p>3.9373914801</text:p>
          </table:table-cell>
          <table:table-cell office:value-type="float" office:value="20">
            <text:p>20</text:p>
          </table:table-cell>
          <table:table-cell office:value-type="string">
            <text:p>59 529 829 290 600</text:p>
          </table:table-cell>
          <table:table-cell table:style-name="ce2" office:value-type="float" office:value="0.00000000000063899">
            <text:p>6.3899E-013</text:p>
          </table:table-cell>
          <table:table-cell table:style-name="ce2" office:value-type="float" office:value="6798000000000">
            <text:p>6798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5812241217">
            <text:p>65.5812241217</text:p>
          </table:table-cell>
          <table:table-cell office:value-type="float" office:value="0">
            <text:p>0</text:p>
          </table:table-cell>
          <table:table-cell table:style-name="ce2" office:value-type="float" office:value="46.7501041921">
            <text:p>46.7501041921</text:p>
          </table:table-cell>
          <table:table-cell table:style-name="ce2" office:value-type="float" office:value="0.0750461731606">
            <text:p>0.0750461732</text:p>
          </table:table-cell>
          <table:table-cell table:style-name="ce2" office:value-type="float" office:value="55.3708220369">
            <text:p>55.37082203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7613994571">
            <text:p>2.0761399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46_02</text:p>
          </table:table-cell>
          <table:table-cell office:value-type="float" office:value="2.51375795741">
            <text:p>2.5137579574</text:p>
          </table:table-cell>
          <table:table-cell office:value-type="float" office:value="20">
            <text:p>20</text:p>
          </table:table-cell>
          <table:table-cell office:value-type="string">
            <text:p>59 529 829 290 600</text:p>
          </table:table-cell>
          <table:table-cell table:style-name="ce2" office:value-type="float" office:value="0.00000000000059572">
            <text:p>5.9572E-013</text:p>
          </table:table-cell>
          <table:table-cell table:style-name="ce2" office:value-type="float" office:value="8082000000000">
            <text:p>8082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8187115564">
            <text:p>64.8187115564</text:p>
          </table:table-cell>
          <table:table-cell office:value-type="float" office:value="0">
            <text:p>0</text:p>
          </table:table-cell>
          <table:table-cell table:style-name="ce2" office:value-type="float" office:value="41.88608559">
            <text:p>41.88608559</text:p>
          </table:table-cell>
          <table:table-cell table:style-name="ce2" office:value-type="float" office:value="0.0729706100485">
            <text:p>0.07297061</text:p>
          </table:table-cell>
          <table:table-cell table:style-name="ce2" office:value-type="float" office:value="52.1056773877">
            <text:p>52.10567738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7613994571">
            <text:p>2.0761399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47_01</text:p>
          </table:table-cell>
          <table:table-cell office:value-type="float" office:value="3.49704109739">
            <text:p>3.4970410974</text:p>
          </table:table-cell>
          <table:table-cell office:value-type="float" office:value="20">
            <text:p>20</text:p>
          </table:table-cell>
          <table:table-cell office:value-type="string">
            <text:p>54 529 829 290 600</text:p>
          </table:table-cell>
          <table:table-cell table:style-name="ce2" office:value-type="float" office:value="0.00000000000059923">
            <text:p>5.9923E-013</text:p>
          </table:table-cell>
          <table:table-cell table:style-name="ce2" office:value-type="float" office:value="6877000000000">
            <text:p>6877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4619348267">
            <text:p>65.4619348267</text:p>
          </table:table-cell>
          <table:table-cell office:value-type="float" office:value="0">
            <text:p>0</text:p>
          </table:table-cell>
          <table:table-cell table:style-name="ce2" office:value-type="float" office:value="45.0920145541">
            <text:p>45.0920145541</text:p>
          </table:table-cell>
          <table:table-cell table:style-name="ce2" office:value-type="float" office:value="0.0773279928653">
            <text:p>0.0773279929</text:p>
          </table:table-cell>
          <table:table-cell table:style-name="ce2" office:value-type="float" office:value="54.3305526158">
            <text:p>54.33055261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348008179">
            <text:p>2.09348008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147_02</text:p>
          </table:table-cell>
          <table:table-cell office:value-type="float" office:value="2.55570731578">
            <text:p>2.5557073158</text:p>
          </table:table-cell>
          <table:table-cell office:value-type="float" office:value="20">
            <text:p>20</text:p>
          </table:table-cell>
          <table:table-cell office:value-type="string">
            <text:p>54 529 829 290 600</text:p>
          </table:table-cell>
          <table:table-cell table:style-name="ce2" office:value-type="float" office:value="0.00000000000055653">
            <text:p>5.5653E-013</text:p>
          </table:table-cell>
          <table:table-cell table:style-name="ce2" office:value-type="float" office:value="8149000000000">
            <text:p>8149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7016752313">
            <text:p>64.7016752313</text:p>
          </table:table-cell>
          <table:table-cell office:value-type="float" office:value="0">
            <text:p>0</text:p>
          </table:table-cell>
          <table:table-cell table:style-name="ce2" office:value-type="float" office:value="40.3912106306">
            <text:p>40.3912106306</text:p>
          </table:table-cell>
          <table:table-cell table:style-name="ce2" office:value-type="float" office:value="0.0754583227433">
            <text:p>0.0754583227</text:p>
          </table:table-cell>
          <table:table-cell table:style-name="ce2" office:value-type="float" office:value="51.1212283974">
            <text:p>51.12122839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348008179">
            <text:p>2.09348008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2">
          <table:table-cell office:value-type="string">
            <text:p>18to1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29_01</text:p>
          </table:table-cell>
          <table:table-cell table:style-name="ce4" office:value-type="float" office:value="2.68736363411">
            <text:p>2.6873636341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3 529 829 250 600</text:p>
          </table:table-cell>
          <table:table-cell table:style-name="ce4" office:value-type="float" office:value="0.00000000000056051">
            <text:p>5.6051E-013</text:p>
          </table:table-cell>
          <table:table-cell table:style-name="ce4" office:value-type="float" office:value="11703000000000">
            <text:p>11703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5.534926449">
            <text:p>65.5349264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.3943259553">
            <text:p>33.3943259553</text:p>
          </table:table-cell>
          <table:table-cell table:style-name="ce4" office:value-type="float" office:value="0.0611557544881">
            <text:p>0.0611557545</text:p>
          </table:table-cell>
          <table:table-cell table:style-name="ce4" office:value-type="float" office:value="46.7813404259">
            <text:p>46.78134042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2594039393">
            <text:p>2.12594039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29_02</text:p>
          </table:table-cell>
          <table:table-cell table:style-name="ce4" office:value-type="float" office:value="1.91970079503">
            <text:p>1.919700795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3 529 829 250 600</text:p>
          </table:table-cell>
          <table:table-cell table:style-name="ce4" office:value-type="float" office:value="0.00000000000053444">
            <text:p>5.3444E-013</text:p>
          </table:table-cell>
          <table:table-cell table:style-name="ce4" office:value-type="float" office:value="13408000000000">
            <text:p>13408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4.8839003688">
            <text:p>64.883900368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.7703013578">
            <text:p>30.7703013578</text:p>
          </table:table-cell>
          <table:table-cell table:style-name="ce4" office:value-type="float" office:value="0.0596918223621">
            <text:p>0.0596918224</text:p>
          </table:table-cell>
          <table:table-cell table:style-name="ce4" office:value-type="float" office:value="44.6821794038">
            <text:p>44.68217940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2594039393">
            <text:p>2.12594039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0_01</text:p>
          </table:table-cell>
          <table:table-cell table:style-name="ce4" office:value-type="float" office:value="4.49647160201">
            <text:p>4.49647160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26 529 829 250 600</text:p>
          </table:table-cell>
          <table:table-cell table:style-name="ce4" office:value-type="float" office:value="0.00000000000051822">
            <text:p>5.1822E-013</text:p>
          </table:table-cell>
          <table:table-cell table:style-name="ce4" office:value-type="float" office:value="11908000000000">
            <text:p>11908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5.4968638983">
            <text:p>65.49686389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1.8510427262">
            <text:p>31.8510427262</text:p>
          </table:table-cell>
          <table:table-cell table:style-name="ce4" office:value-type="float" office:value="0.0631259101893">
            <text:p>0.0631259102</text:p>
          </table:table-cell>
          <table:table-cell table:style-name="ce4" office:value-type="float" office:value="45.6743315259">
            <text:p>45.67433152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5475102041">
            <text:p>2.15475102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0_02</text:p>
          </table:table-cell>
          <table:table-cell table:style-name="ce4" office:value-type="float" office:value="2.95576482738">
            <text:p>2.9557648274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26 529 829 250 600</text:p>
          </table:table-cell>
          <table:table-cell table:style-name="ce4" office:value-type="float" office:value="0.00000000000048743">
            <text:p>4.8743E-013</text:p>
          </table:table-cell>
          <table:table-cell table:style-name="ce4" office:value-type="float" office:value="14119000000000">
            <text:p>14119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4.7572860315">
            <text:p>64.75728603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.692215836">
            <text:p>28.692215836</text:p>
          </table:table-cell>
          <table:table-cell table:style-name="ce4" office:value-type="float" office:value="0.061148696202">
            <text:p>0.0611486962</text:p>
          </table:table-cell>
          <table:table-cell table:style-name="ce4" office:value-type="float" office:value="43.1048770855">
            <text:p>43.10487708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5475102041">
            <text:p>2.15475102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1_01</text:p>
          </table:table-cell>
          <table:table-cell table:style-name="ce4" office:value-type="float" office:value="4.53659411654">
            <text:p>4.5365941165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25 529 829 250 600</text:p>
          </table:table-cell>
          <table:table-cell table:style-name="ce4" office:value-type="float" office:value="0.0000000000004909">
            <text:p>4.909E-013</text:p>
          </table:table-cell>
          <table:table-cell table:style-name="ce4" office:value-type="float" office:value="11994000000000">
            <text:p>11994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5.382764476">
            <text:p>65.38276447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.9426035098">
            <text:p>30.9426035098</text:p>
          </table:table-cell>
          <table:table-cell table:style-name="ce4" office:value-type="float" office:value="0.0648516228168">
            <text:p>0.0648516228</text:p>
          </table:table-cell>
          <table:table-cell table:style-name="ce4" office:value-type="float" office:value="44.9790401939">
            <text:p>44.97904019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376198201">
            <text:p>2.13761982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1_02</text:p>
          </table:table-cell>
          <table:table-cell table:style-name="ce4" office:value-type="float" office:value="3.1311013873">
            <text:p>3.1311013873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25 529 829 250 600</text:p>
          </table:table-cell>
          <table:table-cell table:style-name="ce4" office:value-type="float" office:value="0.00000000000045063">
            <text:p>4.5063E-013</text:p>
          </table:table-cell>
          <table:table-cell table:style-name="ce4" office:value-type="float" office:value="14974000000000">
            <text:p>14974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4.5032736352">
            <text:p>64.50327363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.8941760231">
            <text:p>26.8941760231</text:p>
          </table:table-cell>
          <table:table-cell table:style-name="ce4" office:value-type="float" office:value="0.0622418445891">
            <text:p>0.0622418446</text:p>
          </table:table-cell>
          <table:table-cell table:style-name="ce4" office:value-type="float" office:value="41.6504874434">
            <text:p>41.65048744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376198201">
            <text:p>2.13761982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5_01</text:p>
          </table:table-cell>
          <table:table-cell table:style-name="ce4" office:value-type="float" office:value="11.5787620819">
            <text:p>11.5787620819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43 529 829 250 600</text:p>
          </table:table-cell>
          <table:table-cell table:style-name="ce4" office:value-type="float" office:value="0.00000000000046121">
            <text:p>4.6121E-013</text:p>
          </table:table-cell>
          <table:table-cell table:style-name="ce4" office:value-type="float" office:value="11331000000000">
            <text:p>11331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5.4556100941">
            <text:p>65.45561009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.8229794358">
            <text:p>30.8229794358</text:p>
          </table:table-cell>
          <table:table-cell table:style-name="ce4" office:value-type="float" office:value="0.0686824553852">
            <text:p>0.0686824554</text:p>
          </table:table-cell>
          <table:table-cell table:style-name="ce4" office:value-type="float" office:value="44.916996925">
            <text:p>44.9169969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5614506387">
            <text:p>2.15614506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35_02</text:p>
          </table:table-cell>
          <table:table-cell table:style-name="ce4" office:value-type="float" office:value="7.46044759772">
            <text:p>7.4604475977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43 529 829 250 600</text:p>
          </table:table-cell>
          <table:table-cell table:style-name="ce4" office:value-type="float" office:value="0.00000000000042032">
            <text:p>4.2032E-013</text:p>
          </table:table-cell>
          <table:table-cell table:style-name="ce4" office:value-type="float" office:value="14656000000000">
            <text:p>14656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4.4865063565">
            <text:p>64.486506356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.261189288">
            <text:p>26.261189288</text:p>
          </table:table-cell>
          <table:table-cell table:style-name="ce4" office:value-type="float" office:value="0.0651765081086">
            <text:p>0.0651765081</text:p>
          </table:table-cell>
          <table:table-cell table:style-name="ce4" office:value-type="float" office:value="41.1520617104">
            <text:p>41.15206171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5614506387">
            <text:p>2.15614506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42_01</text:p>
          </table:table-cell>
          <table:table-cell table:style-name="ce4" office:value-type="float" office:value="5.94238348692">
            <text:p>5.9423834869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52 529 829 250 600</text:p>
          </table:table-cell>
          <table:table-cell table:style-name="ce4" office:value-type="float" office:value="0.00000000000043364">
            <text:p>4.3364E-013</text:p>
          </table:table-cell>
          <table:table-cell table:style-name="ce4" office:value-type="float" office:value="16337000000000">
            <text:p>16337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3.9624420779">
            <text:p>63.962442077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.4710849455">
            <text:p>25.4710849455</text:p>
          </table:table-cell>
          <table:table-cell table:style-name="ce4" office:value-type="float" office:value="0.0617755738213">
            <text:p>0.0617755738</text:p>
          </table:table-cell>
          <table:table-cell table:style-name="ce4" office:value-type="float" office:value="40.36324719">
            <text:p>40.363247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3251002324">
            <text:p>2.13251002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opcpe042_02</text:p>
          </table:table-cell>
          <table:table-cell table:style-name="ce4" office:value-type="float" office:value="5.39281610338">
            <text:p>5.3928161034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52 529 829 250 600</text:p>
          </table:table-cell>
          <table:table-cell table:style-name="ce4" office:value-type="float" office:value="0.00000000000039762">
            <text:p>3.9762E-013</text:p>
          </table:table-cell>
          <table:table-cell table:style-name="ce4" office:value-type="float" office:value="19157000000000">
            <text:p>19157000000000</text:p>
          </table:table-cell>
          <table:table-cell table:number-columns-repeated="2" table:style-name="ce4" office:value-type="float" office:value="5000">
            <text:p>5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3.4148765996">
            <text:p>63.414876599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.7182069448">
            <text:p>22.7182069448</text:p>
          </table:table-cell>
          <table:table-cell table:style-name="ce4" office:value-type="float" office:value="0.0606095985256">
            <text:p>0.0606095985</text:p>
          </table:table-cell>
          <table:table-cell table:style-name="ce4" office:value-type="float" office:value="37.9561960895">
            <text:p>37.956196089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4">
            <text:p>0.013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59.3">
            <text:p>359.3</text:p>
          </table:table-cell>
          <table:table-cell table:style-name="ce4" office:value-type="float" office:value="2.13251002324">
            <text:p>2.13251002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1">
            <text:p>0.000001</text:p>
          </table:table-cell>
          <table:table-cell table:style-name="ce4" office:value-type="float" office:value="1.175">
            <text:p>1.175</text:p>
          </table:table-cell>
          <table:table-cell table:style-name="ce4" office:value-type="float" office:value="0.07113">
            <text:p>0.07113</text:p>
          </table:table-cell>
          <table:table-cell table:style-name="ce4" office:value-type="float" office:value="521">
            <text:p>521</text:p>
          </table:table-cell>
          <table:table-cell table:style-name="ce4" office:value-type="float" office:value="0.999998">
            <text:p>0.999998</text:p>
          </table:table-cell>
          <table:table-cell table:style-name="ce4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4" office:value-type="string">
            <text:p>10to1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hiSquare</text:p>
          </table:table-cell>
          <table:table-cell table:style-name="ce1" office:value-type="string">
            <text:p>Iter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lxctr</text:p>
          </table:table-cell>
          <table:table-cell table:style-name="ce1" office:value-type="string">
            <text:p>lyctr</text:p>
          </table:table-cell>
          <table:table-cell table:style-name="ce1" office:value-type="string">
            <text:p>mct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ocsig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xi</text:p>
          </table:table-cell>
          <table:table-cell table:style-name="ce1" office:value-type="string">
            <text:p>aFactor</text:p>
          </table:table-cell>
          <table:table-cell table:style-name="ce1" office:value-type="string">
            <text:p>edisp</text:p>
          </table:table-cell>
          <table:table-cell table:style-name="ce1" office:value-type="string">
            <text:p>bFWH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c2b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pz</text:p>
          </table:table-cell>
          <table:table-cell table:style-name="ce1" office:value-type="string">
            <text:p>qrzero</text:p>
          </table:table-cell>
          <table:table-cell table:style-name="ce1" office:value-type="string">
            <text:p>nindex</text:p>
          </table:table-cell>
          <table:table-cell table:style-name="ce1" office:value-type="string">
            <text:p>T</text:p>
          </table:table-cell>
          <table:table-cell table:number-columns-repeated="998"/>
        </table:table-row>
        <table:table-row table:style-name="ro2">
          <table:table-cell office:value-type="string">
            <text:p>dopcpe078_01</text:p>
          </table:table-cell>
          <table:table-cell office:value-type="float" office:value="1.95012369224">
            <text:p>1.9501236922</text:p>
          </table:table-cell>
          <table:table-cell office:value-type="float" office:value="20">
            <text:p>20</text:p>
          </table:table-cell>
          <table:table-cell office:value-type="string">
            <text:p>13 529 829 250 600</text:p>
          </table:table-cell>
          <table:table-cell table:style-name="ce2" office:value-type="float" office:value="0.00000000000030806">
            <text:p>3.0806E-013</text:p>
          </table:table-cell>
          <table:table-cell table:style-name="ce2" office:value-type="float" office:value="7391000000000">
            <text:p>7391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507411531">
            <text:p>65.507411531</text:p>
          </table:table-cell>
          <table:table-cell office:value-type="float" office:value="0">
            <text:p>0</text:p>
          </table:table-cell>
          <table:table-cell table:style-name="ce2" office:value-type="float" office:value="31.1663226703">
            <text:p>31.1663226703</text:p>
          </table:table-cell>
          <table:table-cell table:style-name="ce2" office:value-type="float" office:value="0.103890462024">
            <text:p>0.103890462</text:p>
          </table:table-cell>
          <table:table-cell table:style-name="ce2" office:value-type="float" office:value="45.1843420412">
            <text:p>45.18434204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233658006">
            <text:p>2.0923365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078_02</text:p>
          </table:table-cell>
          <table:table-cell office:value-type="float" office:value="1.94992143335">
            <text:p>1.9499214334</text:p>
          </table:table-cell>
          <table:table-cell office:value-type="float" office:value="20">
            <text:p>20</text:p>
          </table:table-cell>
          <table:table-cell office:value-type="string">
            <text:p>13 529 829 250 600</text:p>
          </table:table-cell>
          <table:table-cell table:style-name="ce2" office:value-type="float" office:value="0.00000000000030838">
            <text:p>3.0838E-013</text:p>
          </table:table-cell>
          <table:table-cell table:style-name="ce2" office:value-type="float" office:value="7354000000000">
            <text:p>7354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5430197557">
            <text:p>65.5430197557</text:p>
          </table:table-cell>
          <table:table-cell office:value-type="float" office:value="0">
            <text:p>0</text:p>
          </table:table-cell>
          <table:table-cell table:style-name="ce2" office:value-type="float" office:value="31.2431222714">
            <text:p>31.2431222714</text:p>
          </table:table-cell>
          <table:table-cell table:style-name="ce2" office:value-type="float" office:value="0.103982226231">
            <text:p>0.1039822262</text:p>
          </table:table-cell>
          <table:table-cell table:style-name="ce2" office:value-type="float" office:value="45.2522702528">
            <text:p>45.25227025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233658006">
            <text:p>2.0923365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079_01</text:p>
          </table:table-cell>
          <table:table-cell office:value-type="float" office:value="3.59985120909">
            <text:p>3.5998512091</text:p>
          </table:table-cell>
          <table:table-cell office:value-type="float" office:value="20">
            <text:p>20</text:p>
          </table:table-cell>
          <table:table-cell office:value-type="string">
            <text:p>53 529 829 250 600</text:p>
          </table:table-cell>
          <table:table-cell table:style-name="ce2" office:value-type="float" office:value="0.00000000000028181">
            <text:p>2.8181E-013</text:p>
          </table:table-cell>
          <table:table-cell table:style-name="ce2" office:value-type="float" office:value="9185000000000">
            <text:p>9185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5.1101343725">
            <text:p>65.1101343725</text:p>
          </table:table-cell>
          <table:table-cell office:value-type="float" office:value="0">
            <text:p>0</text:p>
          </table:table-cell>
          <table:table-cell table:style-name="ce2" office:value-type="float" office:value="26.9022504315">
            <text:p>26.9022504315</text:p>
          </table:table-cell>
          <table:table-cell table:style-name="ce2" office:value-type="float" office:value="0.0986277469575">
            <text:p>0.098627747</text:p>
          </table:table-cell>
          <table:table-cell table:style-name="ce2" office:value-type="float" office:value="41.8522187682">
            <text:p>41.85221876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500368216">
            <text:p>2.09500368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079_02</text:p>
          </table:table-cell>
          <table:table-cell office:value-type="float" office:value="3.59312679933">
            <text:p>3.5931267993</text:p>
          </table:table-cell>
          <table:table-cell office:value-type="float" office:value="20">
            <text:p>20</text:p>
          </table:table-cell>
          <table:table-cell office:value-type="string">
            <text:p>53 529 829 250 600</text:p>
          </table:table-cell>
          <table:table-cell table:style-name="ce2" office:value-type="float" office:value="0.0000000000002808">
            <text:p>2.808E-013</text:p>
          </table:table-cell>
          <table:table-cell table:style-name="ce2" office:value-type="float" office:value="9329000000000">
            <text:p>9329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9928341759">
            <text:p>64.9928341759</text:p>
          </table:table-cell>
          <table:table-cell office:value-type="float" office:value="0">
            <text:p>0</text:p>
          </table:table-cell>
          <table:table-cell table:style-name="ce2" office:value-type="float" office:value="26.6943003831">
            <text:p>26.6943003831</text:p>
          </table:table-cell>
          <table:table-cell table:style-name="ce2" office:value-type="float" office:value="0.0983949886548">
            <text:p>0.0983949887</text:p>
          </table:table-cell>
          <table:table-cell table:style-name="ce2" office:value-type="float" office:value="41.652578863">
            <text:p>41.6525788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9500368216">
            <text:p>2.09500368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081_01</text:p>
          </table:table-cell>
          <table:table-cell office:value-type="float" office:value="4.59341216275">
            <text:p>4.5934121628</text:p>
          </table:table-cell>
          <table:table-cell office:value-type="float" office:value="20">
            <text:p>20</text:p>
          </table:table-cell>
          <table:table-cell office:value-type="string">
            <text:p>57 529 829 250 600</text:p>
          </table:table-cell>
          <table:table-cell table:style-name="ce2" office:value-type="float" office:value="0.0000000000002294">
            <text:p>2.294E-013</text:p>
          </table:table-cell>
          <table:table-cell table:style-name="ce2" office:value-type="float" office:value="15964000000000">
            <text:p>15964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8927435288">
            <text:p>64.8927435288</text:p>
          </table:table-cell>
          <table:table-cell office:value-type="float" office:value="0">
            <text:p>0</text:p>
          </table:table-cell>
          <table:table-cell table:style-name="ce2" office:value-type="float" office:value="18.4724878385">
            <text:p>18.4724878385</text:p>
          </table:table-cell>
          <table:table-cell table:style-name="ce2" office:value-type="float" office:value="0.0834759452435">
            <text:p>0.0834759452</text:p>
          </table:table-cell>
          <table:table-cell table:style-name="ce2" office:value-type="float" office:value="34.6226748181">
            <text:p>34.62267481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8124772152">
            <text:p>2.08124772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>
          <table:table-cell office:value-type="string">
            <text:p>dopcpe081_02</text:p>
          </table:table-cell>
          <table:table-cell office:value-type="float" office:value="4.40158820437">
            <text:p>4.4015882044</text:p>
          </table:table-cell>
          <table:table-cell office:value-type="float" office:value="20">
            <text:p>20</text:p>
          </table:table-cell>
          <table:table-cell office:value-type="string">
            <text:p>57 529 829 250 600</text:p>
          </table:table-cell>
          <table:table-cell table:style-name="ce2" office:value-type="float" office:value="0.0000000000002203">
            <text:p>2.203E-013</text:p>
          </table:table-cell>
          <table:table-cell table:style-name="ce2" office:value-type="float" office:value="17703000000000">
            <text:p>17703000000000</text:p>
          </table:table-cell>
          <table:table-cell table:number-columns-repeated="2" table:style-name="ce2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64.4194500847">
            <text:p>64.4194500847</text:p>
          </table:table-cell>
          <table:table-cell office:value-type="float" office:value="0">
            <text:p>0</text:p>
          </table:table-cell>
          <table:table-cell table:style-name="ce2" office:value-type="float" office:value="17.3166840747">
            <text:p>17.3166840747</text:p>
          </table:table-cell>
          <table:table-cell table:style-name="ce2" office:value-type="float" office:value="0.0820843245415">
            <text:p>0.0820843245</text:p>
          </table:table-cell>
          <table:table-cell table:style-name="ce2" office:value-type="float" office:value="33.3995827781">
            <text:p>33.39958277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134">
            <text:p>0.0134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59.3">
            <text:p>359.3</text:p>
          </table:table-cell>
          <table:table-cell table:style-name="ce2" office:value-type="float" office:value="2.08124772152">
            <text:p>2.08124772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0001">
            <text:p>0.000001</text:p>
          </table:table-cell>
          <table:table-cell table:style-name="ce2" office:value-type="float" office:value="1.175">
            <text:p>1.175</text:p>
          </table:table-cell>
          <table:table-cell table:style-name="ce2" office:value-type="float" office:value="0.07113">
            <text:p>0.07113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0.999998">
            <text:p>0.999998</text:p>
          </table:table-cell>
          <table:table-cell table:style-name="ce2" office:value-type="float" office:value="37">
            <text:p>37</text:p>
          </table:table-cell>
          <table:table-cell table:number-columns-repeated="99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5" office:value-type="string">
            <text:p>v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kiyo </dc:creator>
    <dc:date>2013-08-02T18:43:08</dc:date>
    <meta:editing-cycles>3</meta:editing-cycles>
    <meta:editing-duration>P24DT1H41M48S</meta:editing-duration>
    <meta:generator>LibreOffice/3.5$Linux_x86 LibreOffice_project/350m1$Build-2</meta:generator>
    <meta:document-statistic meta:table-count="1" meta:cell-count="863" meta:object-count="0"/>
  </office:meta>
</office:document-meta>
</file>